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211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5000009536743pt" style:language-complex="en" style:country-complex="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<text:span text:style-name="T1">verifyConversationScreenOnDiscussions</text:span>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1/06/2017</text:date>, <text:time>11:1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46S</meta:editing-duration>
    <meta:editing-cycles>15</meta:editing-cycles>
    <meta:generator>OpenOffice/4.1.2$Win32 OpenOffice.org_project/412m3$Build-9782</meta:generator>
    <dc:date>2017-01-06T11:11:54.25</dc:date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